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able_Island">
            <text:p>Sable_Island</text:p>
          </table:table-cell>
          <table:table-cell office:value-type="string" office:value="radiocarbon">
            <text:p>radiocarbon</text:p>
          </table:table-cell>
          <table:table-cell office:value-type="string" office:value="GX-13970">
            <text:p>GX-13970</text:p>
          </table:table-cell>
          <table:table-cell office:value-type="float" office:value="43.99">
            <text:p>43.99</text:p>
          </table:table-cell>
          <table:table-cell office:value-type="float" office:value="-59.89">
            <text:p>-59.89</text:p>
          </table:table-cell>
          <table:table-cell office:value-type="float" office:value="8100.0">
            <text:p>8100.0</text:p>
          </table:table-cell>
          <table:table-cell office:value-type="float" office:value="235.0">
            <text:p>2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35.1">
            <text:p>-35.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cottEtal1989,VacchiEtal2018">
            <text:p>ScottEtal1989,VacchiEtal2018</text:p>
          </table:table-cell>
        </table:table-row>
        <table:table-row>
          <table:table-cell office:value-type="string" office:value="Sable_Island">
            <text:p>Sable_Island</text:p>
          </table:table-cell>
          <table:table-cell office:value-type="string" office:value="radiocarbon">
            <text:p>radiocarbon</text:p>
          </table:table-cell>
          <table:table-cell office:value-type="string" office:value="GX-13969">
            <text:p>GX-13969</text:p>
          </table:table-cell>
          <table:table-cell office:value-type="float" office:value="43.99">
            <text:p>43.99</text:p>
          </table:table-cell>
          <table:table-cell office:value-type="float" office:value="-59.89">
            <text:p>-59.89</text:p>
          </table:table-cell>
          <table:table-cell office:value-type="float" office:value="8465.0">
            <text:p>8465.0</text:p>
          </table:table-cell>
          <table:table-cell office:value-type="float" office:value="330.0">
            <text:p>330.0</text:p>
          </table:table-cell>
          <table:table-cell office:value-type="string" office:value="organics/sand">
            <text:p>organics/sa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2.3">
            <text:p>-32.3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cottEtal1989,VacchiEtal2018">
            <text:p>ScottEtal1989,VacchiEtal2018</text:p>
          </table:table-cell>
        </table:table-row>
        <table:table-row>
          <table:table-cell office:value-type="string" office:value="Sable_Island">
            <text:p>Sable_Island</text:p>
          </table:table-cell>
          <table:table-cell office:value-type="string" office:value="radiocarbon">
            <text:p>radiocarbon</text:p>
          </table:table-cell>
          <table:table-cell office:value-type="string" office:value="GX-13485">
            <text:p>GX-13485</text:p>
          </table:table-cell>
          <table:table-cell office:value-type="float" office:value="44.01">
            <text:p>44.01</text:p>
          </table:table-cell>
          <table:table-cell office:value-type="float" office:value="-59.88">
            <text:p>-59.88</text:p>
          </table:table-cell>
          <table:table-cell office:value-type="float" office:value="9930.0">
            <text:p>9930.0</text:p>
          </table:table-cell>
          <table:table-cell office:value-type="float" office:value="225.0">
            <text:p>22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40.1">
            <text:p>-40.1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cottEtal1989,VacchiEtal2018">
            <text:p>ScottEtal1989,VacchiEtal2018</text:p>
          </table:table-cell>
        </table:table-row>
        <table:table-row>
          <table:table-cell office:value-type="string" office:value="Sable_Island">
            <text:p>Sable_Island</text:p>
          </table:table-cell>
          <table:table-cell office:value-type="string" office:value="radiocarbon">
            <text:p>radiocarbon</text:p>
          </table:table-cell>
          <table:table-cell office:value-type="string" office:value="TO-367">
            <text:p>TO-367</text:p>
          </table:table-cell>
          <table:table-cell office:value-type="float" office:value="43.85">
            <text:p>43.85</text:p>
          </table:table-cell>
          <table:table-cell office:value-type="float" office:value="-60.33">
            <text:p>-60.33</text:p>
          </table:table-cell>
          <table:table-cell office:value-type="float" office:value="9420.0">
            <text:p>9420.0</text:p>
          </table:table-cell>
          <table:table-cell office:value-type="float" office:value="90.0">
            <text:p>90.0</text:p>
          </table:table-cell>
          <table:table-cell office:value-type="string" office:value="peat fragments">
            <text:p>peat frag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50.5">
            <text:p>-50.5</text:p>
          </table:table-cell>
          <table:table-cell office:value-type="float" office:value="0.8">
            <text:p>0.8</text:p>
          </table:table-cell>
          <table:table-cell office:value-type="float" office:value="0.8">
            <text:p>0.8</text:p>
          </table:table-cell>
          <table:table-cell office:value-type="string" office:value="AmosMiller1990,VacchiEtal2018">
            <text:p>AmosMiller1990,VacchiEtal2018</text:p>
          </table:table-cell>
        </table:table-row>
        <table:table-row>
          <table:table-cell office:value-type="string" office:value="Sable_Island">
            <text:p>Sable_Island</text:p>
          </table:table-cell>
          <table:table-cell office:value-type="string" office:value="radiocarbon">
            <text:p>radiocarbon</text:p>
          </table:table-cell>
          <table:table-cell office:value-type="string" office:value="TO-365">
            <text:p>TO-365</text:p>
          </table:table-cell>
          <table:table-cell office:value-type="float" office:value="43.85">
            <text:p>43.85</text:p>
          </table:table-cell>
          <table:table-cell office:value-type="float" office:value="-60.33">
            <text:p>-60.33</text:p>
          </table:table-cell>
          <table:table-cell office:value-type="float" office:value="10530.0">
            <text:p>10530.0</text:p>
          </table:table-cell>
          <table:table-cell office:value-type="float" office:value="110.0">
            <text:p>110.0</text:p>
          </table:table-cell>
          <table:table-cell office:value-type="string" office:value="peat fragments in sand">
            <text:p>peat fragments in san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42.0">
            <text:p>-42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AmosMiller1990,VacchiEtal2018">
            <text:p>AmosMiller1990,VacchiEtal2018</text:p>
          </table:table-cell>
        </table:table-row>
        <table:table-row>
          <table:table-cell office:value-type="string" office:value="Sable_Island">
            <text:p>Sable_Island</text:p>
          </table:table-cell>
          <table:table-cell office:value-type="string" office:value="radiocarbon">
            <text:p>radiocarbon</text:p>
          </table:table-cell>
          <table:table-cell office:value-type="string" office:value="GX-8157">
            <text:p>GX-8157</text:p>
          </table:table-cell>
          <table:table-cell office:value-type="float" office:value="43.93">
            <text:p>43.93</text:p>
          </table:table-cell>
          <table:table-cell office:value-type="float" office:value="-60.0">
            <text:p>-60.0</text:p>
          </table:table-cell>
          <table:table-cell office:value-type="float" office:value="4580.0">
            <text:p>4580.0</text:p>
          </table:table-cell>
          <table:table-cell office:value-type="float" office:value="250.0">
            <text:p>250.0</text:p>
          </table:table-cell>
          <table:table-cell office:value-type="string" office:value="detrital organic">
            <text:p>detrital organic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3.3">
            <text:p>-13.3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cottEtal1984,VacchiEtal2018">
            <text:p>ScottEtal1984,VacchiEtal2018</text:p>
          </table:table-cell>
        </table:table-row>
        <table:table-row>
          <table:table-cell office:value-type="string" office:value="Sable_Island">
            <text:p>Sable_Island</text:p>
          </table:table-cell>
          <table:table-cell office:value-type="string" office:value="radiocarbon">
            <text:p>radiocarbon</text:p>
          </table:table-cell>
          <table:table-cell office:value-type="string" office:value="GX-8155">
            <text:p>GX-8155</text:p>
          </table:table-cell>
          <table:table-cell office:value-type="float" office:value="43.93">
            <text:p>43.93</text:p>
          </table:table-cell>
          <table:table-cell office:value-type="float" office:value="-60.0">
            <text:p>-60.0</text:p>
          </table:table-cell>
          <table:table-cell office:value-type="float" office:value="3915.0">
            <text:p>3915.0</text:p>
          </table:table-cell>
          <table:table-cell office:value-type="float" office:value="125.0">
            <text:p>125.0</text:p>
          </table:table-cell>
          <table:table-cell office:value-type="string" office:value="detrital organic">
            <text:p>detrital organic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0.9">
            <text:p>-10.9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ScottEtal1984,VacchiEtal2018">
            <text:p>ScottEtal1984,VacchiEtal2018</text:p>
          </table:table-cell>
        </table:table-row>
        <table:table-row>
          <table:table-cell office:value-type="string" office:value="Sable_Island">
            <text:p>Sable_Island</text:p>
          </table:table-cell>
          <table:table-cell office:value-type="string" office:value="radiocarbon">
            <text:p>radiocarbon</text:p>
          </table:table-cell>
          <table:table-cell office:value-type="string" office:value="GX-8150">
            <text:p>GX-8150</text:p>
          </table:table-cell>
          <table:table-cell office:value-type="float" office:value="43.93">
            <text:p>43.93</text:p>
          </table:table-cell>
          <table:table-cell office:value-type="float" office:value="-60.0">
            <text:p>-60.0</text:p>
          </table:table-cell>
          <table:table-cell office:value-type="float" office:value="535.0">
            <text:p>535.0</text:p>
          </table:table-cell>
          <table:table-cell office:value-type="float" office:value="125.0">
            <text:p>125.0</text:p>
          </table:table-cell>
          <table:table-cell office:value-type="string" office:value="detrital organic">
            <text:p>detrital organic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1.0">
            <text:p>-1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ScottEtal1984,VacchiEtal2018">
            <text:p>ScottEtal1984,VacchiEtal2018</text:p>
          </table:table-cell>
        </table:table-row>
        <table:table-row>
          <table:table-cell office:value-type="string" office:value="Sable_Island">
            <text:p>Sable_Island</text:p>
          </table:table-cell>
          <table:table-cell office:value-type="string" office:value="radiocarbon">
            <text:p>radiocarbon</text:p>
          </table:table-cell>
          <table:table-cell office:value-type="string" office:value="RIDDL-1083">
            <text:p>RIDDL-1083</text:p>
          </table:table-cell>
          <table:table-cell office:value-type="float" office:value="43.99">
            <text:p>43.99</text:p>
          </table:table-cell>
          <table:table-cell office:value-type="float" office:value="-59.89">
            <text:p>-59.89</text:p>
          </table:table-cell>
          <table:table-cell office:value-type="float" office:value="7130.0">
            <text:p>7130.0</text:p>
          </table:table-cell>
          <table:table-cell office:value-type="float" office:value="120.0">
            <text:p>12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70.0">
            <text:p>-70.0</text:p>
          </table:table-cell>
          <table:table-cell office:value-type="float" office:value="44.0">
            <text:p>44.0</text:p>
          </table:table-cell>
          <table:table-cell office:value-type="float" office:value="-1.0">
            <text:p>-1.0</text:p>
          </table:table-cell>
          <table:table-cell office:value-type="float" office:value="-33.0">
            <text:p>-33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VacchiEtal2018,VacchiEtal2018">
            <text:p>VacchiEtal2018,VacchiEtal2018</text:p>
          </table:table-cell>
        </table:table-row>
        <table:table-row>
          <table:table-cell office:value-type="string" office:value="Sable_Island">
            <text:p>Sable_Island</text:p>
          </table:table-cell>
          <table:table-cell office:value-type="string" office:value="radiocarbon">
            <text:p>radiocarbon</text:p>
          </table:table-cell>
          <table:table-cell office:value-type="string" office:value="GX-13971">
            <text:p>GX-13971</text:p>
          </table:table-cell>
          <table:table-cell office:value-type="float" office:value="43.99">
            <text:p>43.99</text:p>
          </table:table-cell>
          <table:table-cell office:value-type="float" office:value="-59.89">
            <text:p>-59.89</text:p>
          </table:table-cell>
          <table:table-cell office:value-type="float" office:value="8445.0">
            <text:p>8445.0</text:p>
          </table:table-cell>
          <table:table-cell office:value-type="float" office:value="125.0">
            <text:p>12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-34.9">
            <text:p>-34.9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ScottEtal1989,VacchiEtal2018">
            <text:p>ScottEtal1989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